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88cm" style:rel-column-width="1694*"/>
    </style:style>
    <style:style style:name="Tableau1.B" style:family="table-column">
      <style:table-column-properties style:column-width="5.51cm" style:rel-column-width="3124*"/>
    </style:style>
    <style:style style:name="Tableau1.C" style:family="table-column">
      <style:table-column-properties style:column-width="2.91cm" style:rel-column-width="1650*"/>
    </style:style>
    <style:style style:name="Tableau1.D" style:family="table-column">
      <style:table-column-properties style:column-width="5.592cm" style:rel-column-width="3170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oo_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oo_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OS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vocValues(u'imio.project.core.content.project.manager_vocabulary', 'manager', sep=', '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1T10:54:16</dc:date>
    <dc:creator>sge </dc:creator>
    <meta:editing-duration>PT6H35M37S</meta:editing-duration>
    <meta:editing-cycles>38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7" meta:character-count="532" meta:non-whitespace-character-count="515"/>
  </office:meta>
</office:document-meta>
</file>